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<text:s/>idtipo</text:p>
          </table:table-cell>
          <table:table-cell office:value-type="string" calcext:value-type="string">
            <text:p>ofer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o Smart E16 Plus x5-8350 Atom 4Gb 32Gb 14 Win10</text:p>
          </table:table-cell>
          <table:table-cell office:value-type="float" office:value="15739" calcext:value-type="float">
            <text:p>15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gho Zero M4 i1 F Celeron 3Gb Ssd 240Gb 14</text:p>
          </table:table-cell>
          <table:table-cell office:value-type="float" office:value="17529" calcext:value-type="float">
            <text:p>17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gabyte Amd Apu 1.4 GA E2 2500N DDR3 4 Gb 1600 Mhz</text:p>
          </table:table-cell>
          <table:table-cell office:value-type="float" office:value="13371" calcext:value-type="float">
            <text:p>13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M2 Msi A68HM E33 Amd Apu A8 7680 3.5 Ghz FM2 DDR3 4 Gb 1600 Mhz</text:p>
          </table:table-cell>
          <table:table-cell office:value-type="float" office:value="14861" calcext:value-type="float">
            <text:p>14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o Smart E24S Celeron 4Gb 500Gb 14</text:p>
          </table:table-cell>
          <table:table-cell office:value-type="float" office:value="17679" calcext:value-type="float">
            <text:p>17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4 Msi A320M PRO M2 V2 Amd Apu A10 9700 3.8 Ghz AM4 DDR4 4 Gb 2400 Mhz</text:p>
          </table:table-cell>
          <table:table-cell office:value-type="float" office:value="17962" calcext:value-type="float">
            <text:p>17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4 Msi A320M PRO M2 V2 Amd Ryzen 3 2200G 3.7 Ghz Vega8 AM4 DDR4 4 Gb 2400 Mhz</text:p>
          </table:table-cell>
          <table:table-cell office:value-type="float" office:value="18142" calcext:value-type="float">
            <text:p>18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51 8va Gigabyte GA H310M H Intel Core i3 8100 3.6 Ghz Coffee Lake 1151 DDR4 4 Gb 2400 Mhz</text:p>
          </table:table-cell>
          <table:table-cell office:value-type="float" office:value="21136" calcext:value-type="float">
            <text:p>21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us X540M Celeron 4Gb 500Gb 15.6 Win10</text:p>
          </table:table-cell>
          <table:table-cell office:value-type="float" office:value="22089" calcext:value-type="float">
            <text:p>22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novo IdeaPad S145-14IGM Celeron 4Gb 500Gb 14 Win10</text:p>
          </table:table-cell>
          <table:table-cell office:value-type="float" office:value="22729" calcext:value-type="float">
            <text:p>22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novo V130-15IGM Pentium 4Gb 500Gb 15.6</text:p>
          </table:table-cell>
          <table:table-cell office:value-type="float" office:value="24469" calcext:value-type="float">
            <text:p>24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51 8va Gigabyte GA H310M H Intel Core i3 8100 3.6 Ghz Coffee Lake 1151 DDR4 4 Gb 2400 Mhz</text:p>
          </table:table-cell>
          <table:table-cell office:value-type="float" office:value="22275" calcext:value-type="float">
            <text:p>22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51 8va Gigabyte GA H310M H Intel Core i7 9700F 4.7 Ghz Coffee Lake 1151 Sin Video DDR4 8 Gb 2400 Mhz</text:p>
          </table:table-cell>
          <table:table-cell office:value-type="float" office:value="45090" calcext:value-type="float">
            <text:p>450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4 Msi A320M PRO M2 V2 Amd Ryzen 5 3400G 4.2 Ghz Vega11 AM4 DDR4 16 Gb 2666 Mhz</text:p>
          </table:table-cell>
          <table:table-cell office:value-type="float" office:value="68399" calcext:value-type="float">
            <text:p>68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4 Msi A320M PRO M2 V2 Amd Ryzen 5 2600 3.9 Ghz AM4 DDR4 16 Gb 2666 Mhz</text:p>
          </table:table-cell>
          <table:table-cell office:value-type="float" office:value="67679" calcext:value-type="float">
            <text:p>67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51 9na Msi Z390 ACE Intel Core i9 9900K 5.0 Ghz Coffee Lake 1151 Sin Cooler DDR4 32 Gb 2x16 2666 Mhz</text:p>
          </table:table-cell>
          <table:table-cell office:value-type="float" office:value="168312" calcext:value-type="float">
            <text:p>168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p 250 G7 Core i3 4Gb 1Tb 15.6</text:p>
          </table:table-cell>
          <table:table-cell office:value-type="float" office:value="31169" calcext:value-type="float">
            <text:p>3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p 250 G7 Core i3 12Gb Ssd 240Gb 15.6</text:p>
          </table:table-cell>
          <table:table-cell office:value-type="float" office:value="34659" calcext:value-type="float">
            <text:p>34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novo V330-15IKB Core i5 8Gb Ssd M.2 240Gb 14</text:p>
          </table:table-cell>
          <table:table-cell office:value-type="float" office:value="40479" calcext:value-type="float">
            <text:p>40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ll Latitude Core i5 8Gb 1Tb 15.6 Win10 Pro</text:p>
          </table:table-cell>
          <table:table-cell office:value-type="float" office:value="57889" calcext:value-type="float">
            <text:p>57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1:38:55.432356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38:09.246939723</meta:creation-date>
    <dc:date>2019-12-16T11:39:15.510032098</dc:date>
    <meta:editing-duration>PT40S</meta:editing-duration>
    <meta:editing-cycles>2</meta:editing-cycles>
    <meta:generator>LibreOffice/6.0.7.3$Linux_X86_64 LibreOffice_project/00m0$Build-3</meta:generator>
    <meta:document-statistic meta:table-count="1" meta:cell-count="105" meta:object-count="0"/>
  </office:meta>
</office:document-meta>
</file>